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>
            <text:p>LOC</text:p>
          </table:table-cell>
          <table:table-cell office:value-type="string">
            <text:p>contracts</text:p>
          </table:table-cell>
          <table:table-cell office:value-type="string">
            <text:p>contract LOC total</text:p>
          </table:table-cell>
        </table:table-row>
        <table:table-row table:style-name="ro1">
          <table:table-cell office:value-type="string">
            <text:p>serializedhandcards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serializedhands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getseparateresults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string">
            <text:p>getallseparateresults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serializedresultes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erializedboards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string">
            <text:p>getgamestring</text:p>
          </table:table-cell>
          <table:table-cell office:value-type="float" office:value="8">
            <text:p>8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31">01/31/2011</text:date>, <text:time>17:4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lby Russell</meta:initial-creator>
    <meta:creation-date>2011-01-31T17:35:10</meta:creation-date>
    <dc:date>2011-01-31T17:41:27</dc:date>
    <dc:creator>Colby Russell</dc:creator>
    <meta:editing-duration>PT00H06M18S</meta:editing-duration>
    <meta:editing-cycles>1</meta:editing-cycles>
    <meta:document-statistic meta:table-count="3" meta:cell-count="19" meta:object-count="0"/>
    <meta:generator>OpenOffice.org/3.2$Linux OpenOffice.org_project/320m12$Build-9483</meta:generator>
  </office:meta>
</office:document-meta>
</file>